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86cm"/>
    </style:style>
    <style:style style:name="co2" style:family="table-column">
      <style:table-column-properties fo:break-before="auto" style:column-width="0.788cm"/>
    </style:style>
    <style:style style:name="co3" style:family="table-column">
      <style:table-column-properties fo:break-before="auto" style:column-width="0.767cm"/>
    </style:style>
    <style:style style:name="co4" style:family="table-column">
      <style:table-column-properties fo:break-before="auto" style:column-width="0.549cm"/>
    </style:style>
    <style:style style:name="co5" style:family="table-column">
      <style:table-column-properties fo:break-before="auto" style:column-width="0.942cm"/>
    </style:style>
    <style:style style:name="co6" style:family="table-column">
      <style:table-column-properties fo:break-before="auto" style:column-width="1.577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1.18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61cm"/>
    </style:style>
    <style:style style:name="co11" style:family="table-column">
      <style:table-column-properties fo:break-before="auto" style:column-width="1.379cm"/>
    </style:style>
    <style:style style:name="co12" style:family="table-column">
      <style:table-column-properties fo:break-before="auto" style:column-width="0.584cm"/>
    </style:style>
    <style:style style:name="co13" style:family="table-column">
      <style:table-column-properties fo:break-before="auto" style:column-width="0.831cm"/>
    </style:style>
    <style:style style:name="co14" style:family="table-column">
      <style:table-column-properties fo:break-before="auto" style:column-width="0.766cm"/>
    </style:style>
    <style:style style:name="co15" style:family="table-column">
      <style:table-column-properties fo:break-before="auto" style:column-width="0.543cm"/>
    </style:style>
    <style:style style:name="co16" style:family="table-column">
      <style:table-column-properties fo:break-before="auto" style:column-width="0.806cm"/>
    </style:style>
    <style:style style:name="co17" style:family="table-column">
      <style:table-column-properties fo:break-before="auto" style:column-width="1.596cm"/>
    </style:style>
    <style:style style:name="co18" style:family="table-column">
      <style:table-column-properties fo:break-before="auto" style:column-width="1.515cm"/>
    </style:style>
    <style:style style:name="co19" style:family="table-column">
      <style:table-column-properties fo:break-before="auto" style:column-width="0.593cm"/>
    </style:style>
    <style:style style:name="co20" style:family="table-column">
      <style:table-column-properties fo:break-before="auto" style:column-width="1.773cm"/>
    </style:style>
    <style:style style:name="co21" style:family="table-column">
      <style:table-column-properties fo:break-before="auto" style:column-width="2.473cm"/>
    </style:style>
    <style:style style:name="co22" style:family="table-column">
      <style:table-column-properties fo:break-before="auto" style:column-width="0.721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</style:style>
    <style:style style:name="ce11" style:family="table-cell" style:parent-style-name="Default">
      <style:table-cell-properties fo:border-bottom="none" fo:border-left="0.002cm solid #000000" fo:border-right="none" fo:border-top="none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none" fo:border-left="none" fo:border-right="none" fo:border-top="0.002cm solid #000000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107"/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value-type" style:repeat-content="false"/>
      <style:paragraph-properties fo:margin-left="0cm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none" fo:border-left="none" fo:border-right="0.002cm solid #000000" fo:border-top="0.002cm solid #000000"/>
    </style:style>
    <style:style style:name="ce32" style:family="table-cell" style:parent-style-name="Default">
      <style:table-cell-properties fo:border-bottom="none" fo:border-left="none" fo:border-right="0.002cm solid #000000" fo:border-top="none"/>
    </style:style>
    <style:style style:name="ce33" style:family="table-cell" style:parent-style-name="Default">
      <style:table-cell-properties fo:border-bottom="0.002cm solid #000000" fo:border-left="none" fo:border-right="0.002cm solid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104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20"/>
          <table:table-cell table:style-name="ce13" office:value-type="float" office:value="1007.24">
            <text:p>1007,24</text:p>
          </table:table-cell>
          <table:table-cell table:style-name="ce13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3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1015.37">
            <text:p>1015,37</text:p>
          </table:table-cell>
          <table:table-cell office:value-type="float" office:value="10">
            <text:p>10</text:p>
          </table:table-cell>
          <table:table-cell>
            <draw:frame table:end-cell-address="r104.N19" table:end-x="1.592cm" table:end-y="0.263cm" draw:z-index="0" draw:style-name="gr1" svg:width="12.324cm" svg:height="8.281cm" svg:x="0.655cm" svg:y="0.023cm">
              <draw:object draw:notify-on-update-of-ranges="r104.E3:r104.E12 r104.F3:r104.F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985.11">
            <text:p>985,1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986.9">
            <text:p>986,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988.92">
            <text:p>988,92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985.11">
            <text:p>985,1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1002.81">
            <text:p>1002,81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991.19">
            <text:p>991,1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1002.07">
            <text:p>1002,0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table:number-columns-spanned="2" table:number-rows-spanned="1">
            <text:p>prom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AVERAGE([.F3:.F12])" office:value-type="float" office:value="993.404">
            <text:p>993,4</text:p>
          </table:table-cell>
          <table:table-cell table:formula="of:=AVERAGE([.G3:.G12])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2" office:value-type="string" table:number-columns-spanned="2" table:number-rows-spanned="1">
            <text:p>desvio std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table:formula="of:=STDEVP([.F3:.F12])" office:value-type="float" office:value="9.50515249746158">
            <text:p>9,51</text:p>
          </table:table-cell>
          <table:table-cell table:formula="of:=STDEV([.G3:.G12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3" table:formula="of:=[.F16]/[.F14]" office:value-type="percentage" office:value="0.00956826477189701">
            <text:p>0,957%</text:p>
          </table:table-cell>
          <table:table-cell table:style-name="ce23" table:formula="of:=[.G16]/[.G14]" office:value-type="percentage" office:value="0">
            <text:p>0,000%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5" office:value-type="string" table:number-columns-spanned="9" table:number-rows-spanned="1">
            <text:p>RARV²</text:p>
          </table:table-cell>
          <table:covered-table-cell table:number-columns-repeated="8"/>
          <table:table-cell>
            <draw:frame table:end-cell-address="r104.O34" table:end-x="1.194cm" table:end-y="0.241cm" draw:z-index="1" draw:style-name="gr1" svg:width="12.067cm" svg:height="6.999cm" svg:x="0.417cm" svg:y="0.362cm">
              <draw:object draw:notify-on-update-of-ranges="r104.B23:r104.B31 r104.B21:r104.B21 r104.F23:r104.F31 r104.F21:r104.F21 r104.I23:r104.I3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 table:number-columns-repeated="2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4" office:value-type="string">
            <text:p>_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0">
            <text:p>10</text:p>
          </table:table-cell>
          <table:table-cell table:style-name="ce14" office:value-type="float" office:value="3559">
            <text:p>3559</text:p>
          </table:table-cell>
          <table:table-cell table:style-name="ce14" office:value-type="float" office:value="26.5">
            <text:p>26,5</text:p>
          </table:table-cell>
          <table:table-cell table:style-name="ce27" office:value-type="float" office:value="26.35">
            <text:p>26,35</text:p>
          </table:table-cell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0">
            <text:p>10</text:p>
          </table:table-cell>
          <table:table-cell table:style-name="ce15" office:value-type="float" office:value="8215">
            <text:p>8215</text:p>
          </table:table-cell>
          <table:table-cell table:style-name="ce15" office:value-type="float" office:value="87.57">
            <text:p>87,57</text:p>
          </table:table-cell>
          <table:table-cell table:style-name="ce24" office:value-type="float" office:value="87.65">
            <text:p>87,65</text:p>
          </table:table-cell>
          <table:table-cell table:formula="of:=AVERAGE([.G23];[.H23])" office:value-type="float" office:value="87.61">
            <text:p>87,61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2">
            <text:p>0,2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office:value-type="float" office:value="4902">
            <text:p>4902</text:p>
          </table:table-cell>
          <table:table-cell table:style-name="ce16" office:value-type="float" office:value="80.84">
            <text:p>80,84</text:p>
          </table:table-cell>
          <table:table-cell table:style-name="ce25" office:value-type="float" office:value="81.11">
            <text:p>81,11</text:p>
          </table:table-cell>
          <table:table-cell table:formula="of:=AVERAGE([.G24];[.H24])" office:value-type="float" office:value="80.975">
            <text:p>80,9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3">
            <text:p>0,3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office:value-type="float" office:value="5838">
            <text:p>5838</text:p>
          </table:table-cell>
          <table:table-cell table:style-name="ce16" office:value-type="float" office:value="72.7">
            <text:p>72,7</text:p>
          </table:table-cell>
          <table:table-cell table:style-name="ce25" office:value-type="float" office:value="72.78">
            <text:p>72,78</text:p>
          </table:table-cell>
          <table:table-cell table:formula="of:=AVERAGE([.G25];[.H25])" office:value-type="float" office:value="72.74">
            <text:p>72,74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office:value-type="float" office:value="2343">
            <text:p>2343</text:p>
          </table:table-cell>
          <table:table-cell table:style-name="ce16" office:value-type="float" office:value="64.02">
            <text:p>64,02</text:p>
          </table:table-cell>
          <table:table-cell table:style-name="ce25" office:value-type="float" office:value="63.94">
            <text:p>63,94</text:p>
          </table:table-cell>
          <table:table-cell table:formula="of:=AVERAGE([.G26];[.H26])" office:value-type="float" office:value="63.98">
            <text:p>63,98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office:value-type="float" office:value="2777">
            <text:p>2777</text:p>
          </table:table-cell>
          <table:table-cell table:style-name="ce16" office:value-type="float" office:value="55.22">
            <text:p>55,22</text:p>
          </table:table-cell>
          <table:table-cell table:style-name="ce25" office:value-type="float" office:value="54.84">
            <text:p>54,84</text:p>
          </table:table-cell>
          <table:table-cell table:formula="of:=AVERAGE([.G27];[.H27])" office:value-type="float" office:value="55.03">
            <text:p>55,03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office:value-type="float" office:value="2399">
            <text:p>2399</text:p>
          </table:table-cell>
          <table:table-cell table:style-name="ce16" office:value-type="float" office:value="45.85">
            <text:p>45,85</text:p>
          </table:table-cell>
          <table:table-cell table:style-name="ce25" office:value-type="float" office:value="46.12">
            <text:p>46,12</text:p>
          </table:table-cell>
          <table:table-cell table:formula="of:=AVERAGE([.G28];[.H28])" office:value-type="float" office:value="45.985">
            <text:p>45,99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7">
            <text:p>0,7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office:value-type="float" office:value="2362">
            <text:p>2362</text:p>
          </table:table-cell>
          <table:table-cell table:style-name="ce16" office:value-type="float" office:value="37.06">
            <text:p>37,06</text:p>
          </table:table-cell>
          <table:table-cell table:style-name="ce25" office:value-type="float" office:value="37.03">
            <text:p>37,03</text:p>
          </table:table-cell>
          <table:table-cell table:formula="of:=AVERAGE([.G29];[.H29])" office:value-type="float" office:value="37.045">
            <text:p>37,05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8">
            <text:p>0,8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">
            <text:p>10</text:p>
          </table:table-cell>
          <table:table-cell table:style-name="ce16" office:value-type="float" office:value="2193">
            <text:p>2193</text:p>
          </table:table-cell>
          <table:table-cell table:style-name="ce16" office:value-type="float" office:value="28.01">
            <text:p>28,01</text:p>
          </table:table-cell>
          <table:table-cell table:style-name="ce25" office:value-type="float" office:value="27.96">
            <text:p>27,96</text:p>
          </table:table-cell>
          <table:table-cell table:formula="of:=AVERAGE([.G30];[.H30])" office:value-type="float" office:value="27.985">
            <text:p>27,99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9">
            <text:p>0,9</text:p>
          </table:table-cell>
          <table:table-cell table:style-name="ce17" office:value-type="string">
            <text:p>2'</text:p>
          </table:table-cell>
          <table:table-cell table:style-name="ce17"/>
          <table:table-cell table:style-name="ce17" office:value-type="float" office:value="10">
            <text:p>10</text:p>
          </table:table-cell>
          <table:table-cell table:style-name="ce17" office:value-type="float" office:value="2199">
            <text:p>2199</text:p>
          </table:table-cell>
          <table:table-cell table:style-name="ce17" office:value-type="float" office:value="18.94">
            <text:p>18,94</text:p>
          </table:table-cell>
          <table:table-cell table:style-name="ce26" office:value-type="float" office:value="18.98">
            <text:p>18,98</text:p>
          </table:table-cell>
          <table:table-cell table:formula="of:=AVERAGE([.G31];[.H31])" office:value-type="float" office:value="18.96">
            <text:p>18,96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28" office:value-type="string">
            <text:p>LS=true, 3 corridas</text:p>
          </table:table-cell>
          <table:table-cell table:number-columns-repeated="2"/>
        </table:table-row>
        <table:table-row table:style-name="ro1">
          <table:table-cell table:style-name="ce10" office:value-type="float" office:value="0">
            <text:p>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1'</text:p>
          </table:table-cell>
          <table:table-cell table:style-name="ce18"/>
          <table:table-cell table:style-name="ce15"/>
          <table:table-cell table:style-name="ce24"/>
          <table:table-cell office:value-type="string">
            <text:p>todo RAR</text:p>
          </table:table-cell>
          <table:table-cell table:number-columns-repeated="2"/>
        </table:table-row>
        <table:table-row table:style-name="ro1">
          <table:table-cell table:style-name="ce11"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'</text:p>
          </table:table-cell>
          <table:table-cell/>
          <table:table-cell table:style-name="ce4"/>
          <table:table-cell table:style-name="ce25"/>
          <table:table-cell table:number-columns-repeated="3"/>
        </table:table-row>
        <table:table-row table:style-name="ro1">
          <table:table-cell table:style-name="ce11"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'</text:p>
          </table:table-cell>
          <table:table-cell/>
          <table:table-cell table:style-name="ce4"/>
          <table:table-cell table:style-name="ce25"/>
          <table:table-cell table:number-columns-repeated="3"/>
        </table:table-row>
        <table:table-row table:style-name="ro1">
          <table:table-cell table:style-name="ce11"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'</text:p>
          </table:table-cell>
          <table:table-cell/>
          <table:table-cell table:style-name="ce4"/>
          <table:table-cell table:style-name="ce25"/>
          <table:table-cell table:number-columns-repeated="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1'</text:p>
          </table:table-cell>
          <table:table-cell table:style-name="ce19"/>
          <table:table-cell table:style-name="ce17"/>
          <table:table-cell table:style-name="ce26"/>
          <table:table-cell table:number-columns-repeated="3"/>
        </table:table-row>
      </table:table>
      <table:table table:name="rc105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20"/>
          <table:table-cell table:style-name="ce13" office:value-type="float" office:value="1629.44">
            <text:p>1629,44</text:p>
          </table:table-cell>
          <table:table-cell table:style-name="ce13" office:value-type="float" office:value="13">
            <text:p>13</text:p>
          </table:table-cell>
          <table:table-cell>
            <draw:frame table:end-cell-address="rc105.M15" table:end-x="0.876cm" table:end-y="0.414cm" draw:z-index="0" draw:style-name="gr1" svg:width="10.15cm" svg:height="7.198cm" svg:x="0.532cm" svg:y="0.252cm">
              <draw:object draw:notify-on-update-of-ranges="rc105.E3:rc105.E12 rc105.F3:rc105.F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1542.26">
            <text:p>1542,2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1542.26">
            <text:p>1542,2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1544.1">
            <text:p>1544,1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1544.09">
            <text:p>1544,09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1562.06">
            <text:p>1562,0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1549.13">
            <text:p>1549,1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1552.05">
            <text:p>1552,05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1562.06">
            <text:p>1562,0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1574.93">
            <text:p>1574,9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AVERAGE([.F3:.F12])" office:value-type="float" office:value="1552.312">
            <text:p>1552,31</text:p>
          </table:table-cell>
          <table:table-cell table:formula="of:=AVERAGE([.G3:.G12])"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2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5"/>
          <table:table-cell table:formula="of:=STDEVP([.F3:.F12])" office:value-type="float" office:value="10.2639356973824">
            <text:p>10,26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 table:formula="of:=[.F16]/[.F14]" office:value-type="percentage" office:value="0.00661203140694808">
            <text:p>0,661%</text:p>
          </table:table-cell>
          <table:table-cell table:style-name="ce23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5" office:value-type="string" table:number-columns-spanned="9" table:number-rows-spanned="1">
            <text:p>RARV</text:p>
          </table:table-cell>
          <table:covered-table-cell table:number-columns-repeated="7"/>
          <table:covered-table-cell>
            <draw:frame table:end-cell-address="rc105.N33" table:end-x="2.171cm" table:end-y="0.391cm" draw:z-index="1" draw:style-name="gr1" svg:width="12.218cm" svg:height="6.999cm" svg:x="0.163cm" svg:y="0.513cm">
              <draw:object draw:notify-on-update-of-ranges="rc105.B22:rc105.B30 rc105.F20:rc105.F20 rc105.F22:rc105.F30 rc105.H20:rc105.H20 rc105.I22:rc105.I30" xlink:href="./Object 4" xlink:type="simple" xlink:show="embed" xlink:actuate="onLoad"/>
              <draw:image xlink:href="./ObjectReplacements/Object 4" xlink:type="simple" xlink:show="embed" xlink:actuate="onLoad"/>
            </draw:frame>
          </table:covered-table-cell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4" office:value-type="string">
            <text:p>_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4">
            <text:p>14</text:p>
          </table:table-cell>
          <table:table-cell table:style-name="ce14" office:value-type="float" office:value="7622">
            <text:p>7622</text:p>
          </table:table-cell>
          <table:table-cell table:style-name="ce14" office:value-type="float" office:value="23">
            <text:p>23</text:p>
          </table:table-cell>
          <table:table-cell table:style-name="ce27" office:value-type="float" office:value="23.07">
            <text:p>23,07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float" office:value="3528">
            <text:p>3528</text:p>
          </table:table-cell>
          <table:table-cell table:style-name="ce15" office:value-type="float" office:value="84.44">
            <text:p>84,44</text:p>
          </table:table-cell>
          <table:table-cell table:style-name="ce24" office:value-type="float" office:value="84.41">
            <text:p>84,41</text:p>
          </table:table-cell>
          <table:table-cell table:formula="of:=AVERAGE([.G22];[.H22])" office:value-type="float" office:value="84.425">
            <text:p>84,43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2">
            <text:p>0,2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4">
            <text:p>14</text:p>
          </table:table-cell>
          <table:table-cell table:style-name="ce16" office:value-type="float" office:value="3119">
            <text:p>3119</text:p>
          </table:table-cell>
          <table:table-cell table:style-name="ce16" office:value-type="float" office:value="78.4">
            <text:p>78,4</text:p>
          </table:table-cell>
          <table:table-cell table:style-name="ce25" office:value-type="float" office:value="78.2">
            <text:p>78,2</text:p>
          </table:table-cell>
          <table:table-cell table:formula="of:=AVERAGE([.G23];[.H23])" office:value-type="float" office:value="78.3">
            <text:p>78,3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3">
            <text:p>0,3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4">
            <text:p>14</text:p>
          </table:table-cell>
          <table:table-cell table:style-name="ce16" office:value-type="float" office:value="3534">
            <text:p>3534</text:p>
          </table:table-cell>
          <table:table-cell table:style-name="ce16" office:value-type="float" office:value="70.86">
            <text:p>70,86</text:p>
          </table:table-cell>
          <table:table-cell table:style-name="ce25" office:value-type="float" office:value="70.74">
            <text:p>70,74</text:p>
          </table:table-cell>
          <table:table-cell table:formula="of:=AVERAGE([.G24];[.H24])" office:value-type="float" office:value="70.8">
            <text:p>70,8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4">
            <text:p>14</text:p>
          </table:table-cell>
          <table:table-cell table:style-name="ce16" office:value-type="float" office:value="4114">
            <text:p>4114</text:p>
          </table:table-cell>
          <table:table-cell table:style-name="ce16" office:value-type="float" office:value="62.19">
            <text:p>62,19</text:p>
          </table:table-cell>
          <table:table-cell table:style-name="ce25" office:value-type="float" office:value="62.24">
            <text:p>62,24</text:p>
          </table:table-cell>
          <table:table-cell table:formula="of:=AVERAGE([.G25];[.H25])" office:value-type="float" office:value="62.215">
            <text:p>62,22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4">
            <text:p>14</text:p>
          </table:table-cell>
          <table:table-cell table:style-name="ce16" office:value-type="float" office:value="3666">
            <text:p>3666</text:p>
          </table:table-cell>
          <table:table-cell table:style-name="ce16" office:value-type="float" office:value="53.43">
            <text:p>53,43</text:p>
          </table:table-cell>
          <table:table-cell table:style-name="ce25" office:value-type="float" office:value="53.48">
            <text:p>53,48</text:p>
          </table:table-cell>
          <table:table-cell table:formula="of:=AVERAGE([.G26];[.H26])" office:value-type="float" office:value="53.455">
            <text:p>53,46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4">
            <text:p>14</text:p>
          </table:table-cell>
          <table:table-cell table:style-name="ce16" office:value-type="float" office:value="7077">
            <text:p>7077</text:p>
          </table:table-cell>
          <table:table-cell table:style-name="ce16" office:value-type="float" office:value="44.29">
            <text:p>44,29</text:p>
          </table:table-cell>
          <table:table-cell table:style-name="ce25" office:value-type="float" office:value="44.22">
            <text:p>44,22</text:p>
          </table:table-cell>
          <table:table-cell table:formula="of:=AVERAGE([.G27];[.H27])" office:value-type="float" office:value="44.255">
            <text:p>44,26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7">
            <text:p>0,7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4">
            <text:p>14</text:p>
          </table:table-cell>
          <table:table-cell table:style-name="ce16" office:value-type="float" office:value="6642">
            <text:p>6642</text:p>
          </table:table-cell>
          <table:table-cell table:style-name="ce16" office:value-type="float" office:value="34.93">
            <text:p>34,93</text:p>
          </table:table-cell>
          <table:table-cell table:style-name="ce25" office:value-type="float" office:value="34.96">
            <text:p>34,96</text:p>
          </table:table-cell>
          <table:table-cell table:formula="of:=AVERAGE([.G28];[.H28])" office:value-type="float" office:value="34.945">
            <text:p>34,95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8">
            <text:p>0,8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4">
            <text:p>14</text:p>
          </table:table-cell>
          <table:table-cell table:style-name="ce16" office:value-type="float" office:value="4453">
            <text:p>4453</text:p>
          </table:table-cell>
          <table:table-cell table:style-name="ce16" office:value-type="float" office:value="25.63">
            <text:p>25,63</text:p>
          </table:table-cell>
          <table:table-cell table:style-name="ce25" office:value-type="float" office:value="25.69">
            <text:p>25,69</text:p>
          </table:table-cell>
          <table:table-cell table:formula="of:=AVERAGE([.G29];[.H29])" office:value-type="float" office:value="25.66">
            <text:p>25,66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9">
            <text:p>0,9</text:p>
          </table:table-cell>
          <table:table-cell table:style-name="ce17" office:value-type="string">
            <text:p>2'</text:p>
          </table:table-cell>
          <table:table-cell table:style-name="ce17"/>
          <table:table-cell table:style-name="ce17" office:value-type="float" office:value="14">
            <text:p>14</text:p>
          </table:table-cell>
          <table:table-cell table:style-name="ce17" office:value-type="float" office:value="112569">
            <text:p>112569</text:p>
          </table:table-cell>
          <table:table-cell table:style-name="ce17" office:value-type="float" office:value="16.03">
            <text:p>16,03</text:p>
          </table:table-cell>
          <table:table-cell table:style-name="ce26" office:value-type="float" office:value="16.11">
            <text:p>16,11</text:p>
          </table:table-cell>
          <table:table-cell table:formula="of:=AVERAGE([.G30];[.H30])" office:value-type="float" office:value="16.07">
            <text:p>16,07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28" office:value-type="string">
            <text:p>LS=true, 3 corridas</text:p>
          </table:table-cell>
          <table:table-cell/>
        </table:table-row>
        <table:table-row table:style-name="ro1">
          <table:table-cell table:style-name="ce10" office:value-type="float" office:value="0">
            <text:p>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1'</text:p>
          </table:table-cell>
          <table:table-cell table:style-name="ce18"/>
          <table:table-cell table:style-name="ce15"/>
          <table:table-cell table:style-name="ce24"/>
          <table:table-cell office:value-type="string">
            <text:p>todo RAR</text:p>
          </table:table-cell>
          <table:table-cell/>
        </table:table-row>
        <table:table-row table:style-name="ro1">
          <table:table-cell table:style-name="ce11"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'</text:p>
          </table:table-cell>
          <table:table-cell/>
          <table:table-cell table:style-name="ce4"/>
          <table:table-cell table:style-name="ce25"/>
          <table:table-cell table:number-columns-repeated="2"/>
        </table:table-row>
        <table:table-row table:style-name="ro1">
          <table:table-cell table:style-name="ce11"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'</text:p>
          </table:table-cell>
          <table:table-cell/>
          <table:table-cell table:style-name="ce4"/>
          <table:table-cell table:style-name="ce25"/>
          <table:table-cell table:number-columns-repeated="2"/>
        </table:table-row>
        <table:table-row table:style-name="ro1">
          <table:table-cell table:style-name="ce11"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'</text:p>
          </table:table-cell>
          <table:table-cell/>
          <table:table-cell table:style-name="ce4"/>
          <table:table-cell table:style-name="ce25"/>
          <table:table-cell table:number-columns-repeated="2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1'</text:p>
          </table:table-cell>
          <table:table-cell table:style-name="ce19"/>
          <table:table-cell table:style-name="ce17"/>
          <table:table-cell table:style-name="ce26"/>
          <table:table-cell table:number-columns-repeated="2"/>
        </table:table-row>
      </table:table>
      <table:table table:name="r1_2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9"/>
        <table:table-column table:style-name="co7" table:default-cell-style-name="ce29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20"/>
          <table:table-cell table:style-name="ce13" office:value-type="float" office:value="4040.6">
            <text:p>4040,6</text:p>
          </table:table-cell>
          <table:table-cell table:style-name="ce13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3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4397.78">
            <text:p>4397,78</text:p>
          </table:table-cell>
          <table:table-cell office:value-type="float" office:value="18">
            <text:p>18</text:p>
          </table:table-cell>
          <table:table-cell/>
          <table:table-cell>
            <draw:frame table:end-cell-address="r1_2_2.L17" table:end-x="1.404cm" table:end-y="0.126cm" draw:z-index="0" draw:style-name="gr1" svg:width="7.112cm" svg:height="6.999cm" svg:x="0.182cm" svg:y="0.163cm">
              <draw:object draw:notify-on-update-of-ranges="r1_2_2.E3:r1_2_2.E12 r1_2_2.F3:r1_2_2.F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1'</text:p>
          </table:table-cell>
          <table:table-cell table:style-name="ce21" office:value-type="string">
            <text:p>R2</text:p>
          </table:table-cell>
          <table:table-cell office:value-type="float" office:value="4499.49">
            <text:p>4499,4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4575.01">
            <text:p>4575,0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4503.24">
            <text:p>4503,2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4419.37">
            <text:p>4419,3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4430.87">
            <text:p>4430,87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4401.48">
            <text:p>4401,4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4421.06">
            <text:p>4421,06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4495.21">
            <text:p>4495,2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4538.08">
            <text:p>4538,0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table:number-columns-spanned="2" table:number-rows-spanned="1">
            <text:p>promedio</text:p>
          </table:table-cell>
          <table:covered-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AVERAGE([.F3:.F12])" office:value-type="float" office:value="4468.159">
            <text:p>4468,16</text:p>
          </table:table-cell>
          <table:table-cell table:style-name="Default" table:formula="of:=AVERAGE([.G3:.G12])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2" office:value-type="string" table:number-columns-spanned="2" table:number-rows-spanned="1">
            <text:p>desvio std</text:p>
          </table:table-cell>
          <table:covered-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 table:formula="of:=STDEVP([.F3:.F12])" office:value-type="float" office:value="58.8545594580404">
            <text:p>58,85</text:p>
          </table:table-cell>
          <table:table-cell table:style-name="Default" table:formula="of:=STDEV([.G3:.G12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3" table:formula="of:=[.F16]/[.F14]" office:value-type="percentage" office:value="0.0131719930866472">
            <text:p>1,317%</text:p>
          </table:table-cell>
          <table:table-cell table:style-name="ce23" table:formula="of:=[.G16]/[.G14]" office:value-type="percentage" office:value="0">
            <text:p>0,000%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5" office:value-type="string" table:number-columns-spanned="9" table:number-rows-spanned="1">
            <text:p>RARV</text:p>
          </table:table-cell>
          <table:covered-table-cell table:number-columns-repeated="4"/>
          <table:covered-table-cell table:style-name="Default"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 table:number-columns-repeated="2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4" office:value-type="string">
            <text:p>_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8">
            <text:p>18</text:p>
          </table:table-cell>
          <table:table-cell table:style-name="ce14" office:value-type="float" office:value="10181">
            <text:p>10181</text:p>
          </table:table-cell>
          <table:table-cell table:style-name="ce14" office:value-type="float" office:value="44.62">
            <text:p>44,62</text:p>
          </table:table-cell>
          <table:table-cell table:style-name="ce27" office:value-type="float" office:value="44.36">
            <text:p>44,36</text:p>
          </table:table-cell>
          <table:table-cell/>
          <table:table-cell>
            <draw:frame table:end-cell-address="r1_2_2.N35" table:end-x="2.215cm" table:end-y="0.131cm" draw:z-index="1" draw:style-name="gr1" svg:width="10.99cm" svg:height="6.741cm" svg:x="0.258cm" svg:y="0.426cm">
              <draw:object draw:notify-on-update-of-ranges="r1_2_2.B22:r1_2_2.B30 r1_2_2.F20:r1_2_2.F20 r1_2_2.F22:r1_2_2.F30 r1_2_2.G20:r1_2_2.G20 r1_2_2.I22:r1_2_2.I3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float" office:value="19306">
            <text:p>19306</text:p>
          </table:table-cell>
          <table:table-cell table:style-name="ce15" office:value-type="float" office:value="175.12">
            <text:p>175,12</text:p>
          </table:table-cell>
          <table:table-cell table:style-name="ce24"/>
          <table:table-cell table:formula="of:=AVERAGE([.G22];[.H22])" office:value-type="float" office:value="175.12">
            <text:p>175,12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2">
            <text:p>0,2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8384">
            <text:p>18384</text:p>
          </table:table-cell>
          <table:table-cell table:style-name="ce16" office:value-type="float" office:value="160.45">
            <text:p>160,45</text:p>
          </table:table-cell>
          <table:table-cell table:style-name="ce25" office:value-type="float" office:value="160.49">
            <text:p>160,49</text:p>
          </table:table-cell>
          <table:table-cell table:formula="of:=AVERAGE([.G23];[.H23])" office:value-type="float" office:value="160.47">
            <text:p>160,47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3">
            <text:p>0,3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5517">
            <text:p>15517</text:p>
          </table:table-cell>
          <table:table-cell table:style-name="ce16" office:value-type="float" office:value="143.06">
            <text:p>143,06</text:p>
          </table:table-cell>
          <table:table-cell table:style-name="ce25" office:value-type="float" office:value="142.97">
            <text:p>142,97</text:p>
          </table:table-cell>
          <table:table-cell table:formula="of:=AVERAGE([.G24];[.H24])" office:value-type="float" office:value="143.015">
            <text:p>143,02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8565">
            <text:p>18565</text:p>
          </table:table-cell>
          <table:table-cell table:style-name="ce16" office:value-type="float" office:value="124.47">
            <text:p>124,47</text:p>
          </table:table-cell>
          <table:table-cell table:style-name="ce25"/>
          <table:table-cell table:formula="of:=AVERAGE([.G25];[.H25])" office:value-type="float" office:value="124.47">
            <text:p>124,47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3988">
            <text:p>13988</text:p>
          </table:table-cell>
          <table:table-cell table:style-name="ce16" office:value-type="float" office:value="105.57">
            <text:p>105,57</text:p>
          </table:table-cell>
          <table:table-cell table:style-name="ce25" office:value-type="float" office:value="105.49">
            <text:p>105,49</text:p>
          </table:table-cell>
          <table:table-cell table:formula="of:=AVERAGE([.G26];[.H26])" office:value-type="float" office:value="105.53">
            <text:p>105,53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3169">
            <text:p>13169</text:p>
          </table:table-cell>
          <table:table-cell table:style-name="ce16" office:value-type="float" office:value="86.3">
            <text:p>86,3</text:p>
          </table:table-cell>
          <table:table-cell table:style-name="ce25" office:value-type="float" office:value="86.83">
            <text:p>86,83</text:p>
          </table:table-cell>
          <table:table-cell table:formula="of:=AVERAGE([.G27];[.H27])" office:value-type="float" office:value="86.565">
            <text:p>86,57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7">
            <text:p>0,7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2840">
            <text:p>12840</text:p>
          </table:table-cell>
          <table:table-cell table:style-name="ce16" office:value-type="float" office:value="67.61">
            <text:p>67,61</text:p>
          </table:table-cell>
          <table:table-cell table:style-name="ce25" office:value-type="float" office:value="67.47">
            <text:p>67,47</text:p>
          </table:table-cell>
          <table:table-cell table:formula="of:=AVERAGE([.G28];[.H28])" office:value-type="float" office:value="67.54">
            <text:p>67,54</text:p>
          </table:table-cell>
          <table:table-cell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8">
            <text:p>0,8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8">
            <text:p>18</text:p>
          </table:table-cell>
          <table:table-cell table:style-name="ce16" office:value-type="float" office:value="13095">
            <text:p>13095</text:p>
          </table:table-cell>
          <table:table-cell table:style-name="ce16" office:value-type="float" office:value="48.78">
            <text:p>48,78</text:p>
          </table:table-cell>
          <table:table-cell table:style-name="ce25"/>
          <table:table-cell table:formula="of:=AVERAGE([.G29];[.H29])" office:value-type="float" office:value="48.78">
            <text:p>48,78</text:p>
          </table:table-cell>
          <table:table-cell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9">
            <text:p>0,9</text:p>
          </table:table-cell>
          <table:table-cell table:style-name="ce17" office:value-type="string">
            <text:p>2'</text:p>
          </table:table-cell>
          <table:table-cell table:style-name="ce17"/>
          <table:table-cell table:style-name="ce17" office:value-type="float" office:value="18">
            <text:p>18</text:p>
          </table:table-cell>
          <table:table-cell table:style-name="ce17" office:value-type="float" office:value="13911">
            <text:p>13911</text:p>
          </table:table-cell>
          <table:table-cell table:style-name="ce17" office:value-type="float" office:value="27.79">
            <text:p>27,79</text:p>
          </table:table-cell>
          <table:table-cell table:style-name="ce26" office:value-type="float" office:value="30.04">
            <text:p>30,04</text:p>
          </table:table-cell>
          <table:table-cell table:formula="of:=AVERAGE([.G30];[.H30])" office:value-type="float" office:value="28.915">
            <text:p>28,92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ce28" office:value-type="string">
            <text:p>LS=true, 3 corridas</text:p>
          </table:table-cell>
          <table:table-cell table:number-columns-repeated="2"/>
        </table:table-row>
        <table:table-row table:style-name="ro1">
          <table:table-cell table:style-name="ce10" office:value-type="float" office:value="0">
            <text:p>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0">
            <text:p>50</text:p>
          </table:table-cell>
          <table:table-cell table:style-name="ce18" office:value-type="string">
            <text:p>1'</text:p>
          </table:table-cell>
          <table:table-cell table:style-name="ce18"/>
          <table:table-cell table:style-name="ce18" table:formula="of:=AVERAGE(4099.81;4230.7;4145.9)" office:value-type="float" office:value="4158.80333333333">
            <text:p>4158,8</text:p>
          </table:table-cell>
          <table:table-cell table:style-name="ce31" table:formula="of:=AVERAGE(21;21;20)" office:value-type="float" office:value="20.6666666666667">
            <text:p>20,67</text:p>
          </table:table-cell>
          <table:table-cell office:value-type="string">
            <text:p>todo RAR</text:p>
          </table:table-cell>
          <table:table-cell table:number-columns-repeated="2"/>
        </table:table-row>
        <table:table-row table:style-name="ro1">
          <table:table-cell table:style-name="ce11" office:value-type="float" office:value="0.25">
            <text:p>0,25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'</text:p>
          </table:table-cell>
          <table:table-cell/>
          <table:table-cell table:style-name="ce30" table:formula="of:=AVERAGE(4433.08;4316.38;4447.73)" office:value-type="float" office:value="4399.06333333333">
            <text:p>4399,06</text:p>
          </table:table-cell>
          <table:table-cell table:style-name="ce32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1" office:value-type="float" office:value="0.5">
            <text:p>0,5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'</text:p>
          </table:table-cell>
          <table:table-cell/>
          <table:table-cell table:style-name="ce30" table:formula="of:=AVERAGE(4543.11;4361.34;4304.95)" office:value-type="float" office:value="4403.13333333333">
            <text:p>4403,13</text:p>
          </table:table-cell>
          <table:table-cell table:style-name="ce32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1" office:value-type="float" office:value="0.75">
            <text:p>0,75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1'</text:p>
          </table:table-cell>
          <table:table-cell/>
          <table:table-cell table:style-name="ce30" table:formula="of:=AVERAGE(4346.19;4448.71;4483.54)" office:value-type="float" office:value="4426.14666666667">
            <text:p>4426,15</text:p>
          </table:table-cell>
          <table:table-cell table:style-name="ce32" office:value-type="float" office:value="18">
            <text:p>18</text:p>
          </table:table-cell>
          <table:table-cell table:number-columns-repeated="3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19" office:value-type="float" office:value="50">
            <text:p>50</text:p>
          </table:table-cell>
          <table:table-cell table:style-name="ce19" office:value-type="float" office:value="50">
            <text:p>50</text:p>
          </table:table-cell>
          <table:table-cell table:style-name="ce19" office:value-type="string">
            <text:p>1'</text:p>
          </table:table-cell>
          <table:table-cell table:style-name="ce19"/>
          <table:table-cell table:style-name="ce19" table:formula="of:=AVERAGE(4298.25;4422.05;4431.33)" office:value-type="float" office:value="4383.87666666667">
            <text:p>4383,88</text:p>
          </table:table-cell>
          <table:table-cell table:style-name="ce33" office:value-type="float" office:value="18">
            <text:p>18</text:p>
          </table:table-cell>
          <table:table-cell table:number-columns-repeated="3"/>
        </table:table-row>
      </table:table>
      <table:table table:name="r1_4_1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6"/>
        <table:table-column table:style-name="co17" table:default-cell-style-name="Default"/>
        <table:table-column table:style-name="co1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20"/>
          <table:table-cell table:style-name="ce13" office:value-type="float" office:value="11084">
            <text:p>11084</text:p>
          </table:table-cell>
          <table:table-cell table:style-name="ce13"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table:style-name="ce21" office:value-type="string">
            <text:p>R1</text:p>
          </table:table-cell>
          <table:table-cell office:value-type="float" office:value="11073">
            <text:p>11073</text:p>
          </table:table-cell>
          <table:table-cell office:value-type="float" office:value="40">
            <text:p>40</text:p>
          </table:table-cell>
          <table:table-cell/>
          <table:table-cell>
            <draw:frame table:end-cell-address="r1_4_1.L16" table:end-x="1.227cm" table:end-y="0.488cm" draw:z-index="0" draw:style-name="gr1" svg:width="7.999cm" svg:height="6.999cm" svg:x="0.002cm" svg:y="0.022cm">
              <draw:object draw:notify-on-update-of-ranges="r1_4_1.E3:r1_4_1.E12 r1_4_1.F3:r1_4_1.F1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table:style-name="ce21" office:value-type="string">
            <text:p>R2</text:p>
          </table:table-cell>
          <table:table-cell office:value-type="float" office:value="11024">
            <text:p>1102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3</text:p>
          </table:table-cell>
          <table:table-cell office:value-type="float" office:value="10943">
            <text:p>10943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4</text:p>
          </table:table-cell>
          <table:table-cell office:value-type="float" office:value="10970">
            <text:p>10970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5</text:p>
          </table:table-cell>
          <table:table-cell office:value-type="float" office:value="10996">
            <text:p>1099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6</text:p>
          </table:table-cell>
          <table:table-cell office:value-type="float" office:value="11064">
            <text:p>11064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7</text:p>
          </table:table-cell>
          <table:table-cell office:value-type="float" office:value="10932">
            <text:p>1093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8</text:p>
          </table:table-cell>
          <table:table-cell office:value-type="float" office:value="11112">
            <text:p>11112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9</text:p>
          </table:table-cell>
          <table:table-cell office:value-type="float" office:value="11079">
            <text:p>11079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 office:value-type="string">
            <text:p>R10</text:p>
          </table:table-cell>
          <table:table-cell office:value-type="float" office:value="11116">
            <text:p>1111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11030.9">
            <text:p>11030,9</text:p>
          </table:table-cell>
          <table:table-cell table:formula="of:=AVERAGE([.G3:.G12])" office:value-type="float" office:value="40">
            <text:p>4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2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64.4072200921605">
            <text:p>64,41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3" table:formula="of:=[.F16]/[.F14]" office:value-type="percentage" office:value="0.00583880010626154">
            <text:p>0,584%</text:p>
          </table:table-cell>
          <table:table-cell table:style-name="ce23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9" table:number-rows-spanned="1">
            <text:p>RARV</text:p>
          </table:table-cell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>
            <draw:frame table:end-cell-address="r1_4_1.N35" table:end-x="0.886cm" table:end-y="0.2cm" draw:z-index="1" draw:style-name="gr1" svg:width="12.143cm" svg:height="6.892cm" svg:x="0.034cm" svg:y="0.428cm">
              <draw:object draw:notify-on-update-of-ranges="r1_4_1.B23:r1_4_1.B31 r1_4_1.F21:r1_4_1.F21 r1_4_1.F23:r1_4_1.F31 r1_4_1.G21:r1_4_1.G21 r1_4_1.I23:r1_4_1.I3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4" office:value-type="string">
            <text:p>_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40">
            <text:p>40</text:p>
          </table:table-cell>
          <table:table-cell table:style-name="ce14" office:value-type="float" office:value="33983">
            <text:p>33983</text:p>
          </table:table-cell>
          <table:table-cell table:style-name="ce14" office:value-type="float" office:value="75.46">
            <text:p>75,46</text:p>
          </table:table-cell>
          <table:table-cell table:style-name="ce27" office:value-type="float" office:value="75.33">
            <text:p>75,33</text:p>
          </table:table-cell>
          <table:table-cell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2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float" office:value="59033">
            <text:p>59033</text:p>
          </table:table-cell>
          <table:table-cell table:style-name="ce15" office:value-type="float" office:value="348.25">
            <text:p>348,25</text:p>
          </table:table-cell>
          <table:table-cell table:style-name="ce24"/>
          <table:table-cell table:formula="of:=AVERAGE([.G23];[.H23])" office:value-type="float" office:value="348.25">
            <text:p>348,25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2">
            <text:p>0,2</text:p>
          </table:table-cell>
          <table:table-cell table:style-name="ce16" office:value-type="string">
            <text:p>2'</text:p>
          </table:table-cell>
          <table:table-cell table:style-name="ce16"/>
          <table:table-cell office:value-type="float" office:value="40">
            <text:p>40</text:p>
          </table:table-cell>
          <table:table-cell table:style-name="ce16" office:value-type="float" office:value="49784">
            <text:p>49784</text:p>
          </table:table-cell>
          <table:table-cell table:style-name="ce16" office:value-type="float" office:value="315.25">
            <text:p>315,25</text:p>
          </table:table-cell>
          <table:table-cell table:style-name="ce25" office:value-type="float" office:value="317.36">
            <text:p>317,36</text:p>
          </table:table-cell>
          <table:table-cell table:formula="of:=AVERAGE([.G24];[.H24])" office:value-type="float" office:value="316.305">
            <text:p>316,31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3">
            <text:p>0,3</text:p>
          </table:table-cell>
          <table:table-cell table:style-name="ce16" office:value-type="string">
            <text:p>2'</text:p>
          </table:table-cell>
          <table:table-cell table:style-name="ce16"/>
          <table:table-cell office:value-type="float" office:value="40">
            <text:p>40</text:p>
          </table:table-cell>
          <table:table-cell table:style-name="ce16" office:value-type="float" office:value="48121">
            <text:p>48121</text:p>
          </table:table-cell>
          <table:table-cell table:style-name="ce16" office:value-type="float" office:value="280.97">
            <text:p>280,97</text:p>
          </table:table-cell>
          <table:table-cell table:style-name="ce25"/>
          <table:table-cell table:formula="of:=AVERAGE([.G25];[.H25])" office:value-type="float" office:value="280.97">
            <text:p>280,97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2'</text:p>
          </table:table-cell>
          <table:table-cell table:style-name="ce16"/>
          <table:table-cell office:value-type="float" office:value="40">
            <text:p>40</text:p>
          </table:table-cell>
          <table:table-cell table:style-name="ce16" office:value-type="float" office:value="32795">
            <text:p>32795</text:p>
          </table:table-cell>
          <table:table-cell table:style-name="ce16" office:value-type="float" office:value="244.43">
            <text:p>244,43</text:p>
          </table:table-cell>
          <table:table-cell table:style-name="ce25" office:value-type="float" office:value="244.63">
            <text:p>244,63</text:p>
          </table:table-cell>
          <table:table-cell table:formula="of:=AVERAGE([.G26];[.H26])" office:value-type="float" office:value="244.53">
            <text:p>244,53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2'</text:p>
          </table:table-cell>
          <table:table-cell table:style-name="ce16"/>
          <table:table-cell office:value-type="float" office:value="40">
            <text:p>40</text:p>
          </table:table-cell>
          <table:table-cell table:style-name="ce16" office:value-type="float" office:value="34843">
            <text:p>34843</text:p>
          </table:table-cell>
          <table:table-cell table:style-name="ce16" office:value-type="float" office:value="203.54">
            <text:p>203,54</text:p>
          </table:table-cell>
          <table:table-cell table:style-name="ce25" office:value-type="float" office:value="205.63">
            <text:p>205,63</text:p>
          </table:table-cell>
          <table:table-cell table:formula="of:=AVERAGE([.G27];[.H27])" office:value-type="float" office:value="204.585">
            <text:p>204,59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2'</text:p>
          </table:table-cell>
          <table:table-cell table:style-name="ce16"/>
          <table:table-cell office:value-type="float" office:value="40">
            <text:p>40</text:p>
          </table:table-cell>
          <table:table-cell table:style-name="ce16" office:value-type="float" office:value="25399">
            <text:p>25399</text:p>
          </table:table-cell>
          <table:table-cell table:style-name="ce16" office:value-type="float" office:value="167.19">
            <text:p>167,19</text:p>
          </table:table-cell>
          <table:table-cell table:style-name="ce25" office:value-type="float" office:value="166.45">
            <text:p>166,45</text:p>
          </table:table-cell>
          <table:table-cell table:formula="of:=AVERAGE([.G28];[.H28])" office:value-type="float" office:value="166.82">
            <text:p>166,82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7">
            <text:p>0,7</text:p>
          </table:table-cell>
          <table:table-cell table:style-name="ce16" office:value-type="string">
            <text:p>2'</text:p>
          </table:table-cell>
          <table:table-cell table:style-name="ce16"/>
          <table:table-cell office:value-type="float" office:value="40">
            <text:p>40</text:p>
          </table:table-cell>
          <table:table-cell table:style-name="ce16" office:value-type="float" office:value="24011">
            <text:p>24011</text:p>
          </table:table-cell>
          <table:table-cell table:style-name="ce16" office:value-type="float" office:value="128.04">
            <text:p>128,04</text:p>
          </table:table-cell>
          <table:table-cell table:style-name="ce25" office:value-type="float" office:value="127.71">
            <text:p>127,71</text:p>
          </table:table-cell>
          <table:table-cell table:formula="of:=AVERAGE([.G29];[.H29])" office:value-type="float" office:value="127.875">
            <text:p>127,88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8">
            <text:p>0,8</text:p>
          </table:table-cell>
          <table:table-cell table:style-name="ce16" office:value-type="string">
            <text:p>2'</text:p>
          </table:table-cell>
          <table:table-cell table:style-name="ce16"/>
          <table:table-cell office:value-type="float" office:value="40">
            <text:p>40</text:p>
          </table:table-cell>
          <table:table-cell table:style-name="ce16" office:value-type="float" office:value="24547">
            <text:p>24547</text:p>
          </table:table-cell>
          <table:table-cell table:style-name="ce16" office:value-type="float" office:value="88.08">
            <text:p>88,08</text:p>
          </table:table-cell>
          <table:table-cell table:style-name="ce25" office:value-type="float" office:value="88.89">
            <text:p>88,89</text:p>
          </table:table-cell>
          <table:table-cell table:formula="of:=AVERAGE([.G30];[.H30])" office:value-type="float" office:value="88.485">
            <text:p>88,49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9">
            <text:p>0,9</text:p>
          </table:table-cell>
          <table:table-cell table:style-name="ce17" office:value-type="string">
            <text:p>2'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17" office:value-type="float" office:value="19815">
            <text:p>19815</text:p>
          </table:table-cell>
          <table:table-cell table:style-name="ce17" office:value-type="float" office:value="48.66">
            <text:p>48,66</text:p>
          </table:table-cell>
          <table:table-cell table:style-name="ce26"/>
          <table:table-cell table:formula="of:=AVERAGE([.G31];[.H31])" office:value-type="float" office:value="48.66">
            <text:p>48,66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RARV sin LS</text:p>
          </table:table-cell>
          <table:covered-table-cell table:number-columns-repeated="3"/>
          <table:covered-table-cell table:style-name="Default"/>
          <table:covered-table-cell/>
          <table:table-cell>
            <draw:frame table:end-cell-address="r1_4_1.M49" table:end-x="1.916cm" table:end-y="0.475cm" draw:z-index="2" draw:style-name="gr1" svg:width="14.548cm" svg:height="7.634cm" svg:x="0.168cm" svg:y="0.464cm">
              <draw:object draw:notify-on-update-of-ranges="r1_4_1.B36:r1_4_1.B44 r1_4_1.F36:r1_4_1.F44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1'</text:p>
          </table:table-cell>
          <table:table-cell table:style-name="ce15"/>
          <table:table-cell table:style-name="ce15" office:value-type="float" office:value="40">
            <text:p>40</text:p>
          </table:table-cell>
          <table:table-cell table:style-name="ce24" table:formula="of:=AVERAGE(36964)" office:value-type="float" office:value="36964">
            <text:p>36964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2">
            <text:p>0,2</text:p>
          </table:table-cell>
          <table:table-cell table:style-name="ce16" office:value-type="string">
            <text:p>1'</text:p>
          </table:table-cell>
          <table:table-cell table:style-name="ce16"/>
          <table:table-cell office:value-type="float" office:value="40">
            <text:p>40</text:p>
          </table:table-cell>
          <table:table-cell table:style-name="ce25" table:formula="of:=AVERAGE(22536;35692;18572)" office:value-type="float" office:value="25600">
            <text:p>25600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3">
            <text:p>0,3</text:p>
          </table:table-cell>
          <table:table-cell table:style-name="ce16" office:value-type="string">
            <text:p>1'</text:p>
          </table:table-cell>
          <table:table-cell table:style-name="ce16"/>
          <table:table-cell office:value-type="float" office:value="40">
            <text:p>40</text:p>
          </table:table-cell>
          <table:table-cell table:style-name="ce25" table:formula="of:=AVERAGE(7558;14150;24749)" office:value-type="float" office:value="15485.6666666667">
            <text:p>15485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1'</text:p>
          </table:table-cell>
          <table:table-cell table:style-name="ce16"/>
          <table:table-cell office:value-type="float" office:value="40">
            <text:p>40</text:p>
          </table:table-cell>
          <table:table-cell table:style-name="ce25" table:formula="of:=AVERAGE(7992;17673;13473)" office:value-type="float" office:value="13046">
            <text:p>13046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1'</text:p>
          </table:table-cell>
          <table:table-cell table:style-name="ce16"/>
          <table:table-cell office:value-type="float" office:value="40">
            <text:p>40</text:p>
          </table:table-cell>
          <table:table-cell table:style-name="ce25" table:formula="of:=AVERAGE(4597;7040;5930)" office:value-type="float" office:value="5855.66666666667">
            <text:p>5855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1'</text:p>
          </table:table-cell>
          <table:table-cell table:style-name="ce16"/>
          <table:table-cell office:value-type="float" office:value="40">
            <text:p>40</text:p>
          </table:table-cell>
          <table:table-cell table:style-name="ce25" table:formula="of:=AVERAGE(4595;3806;6064)" office:value-type="float" office:value="4821.66666666667">
            <text:p>4821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7">
            <text:p>0,7</text:p>
          </table:table-cell>
          <table:table-cell table:style-name="ce16" office:value-type="string">
            <text:p>1'</text:p>
          </table:table-cell>
          <table:table-cell table:style-name="ce16"/>
          <table:table-cell office:value-type="float" office:value="40">
            <text:p>40</text:p>
          </table:table-cell>
          <table:table-cell table:style-name="ce25" table:formula="of:=AVERAGE(6161;4612;3463)" office:value-type="float" office:value="4745.33333333333">
            <text:p>4745,3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8">
            <text:p>0,8</text:p>
          </table:table-cell>
          <table:table-cell table:style-name="ce16" office:value-type="string">
            <text:p>1'</text:p>
          </table:table-cell>
          <table:table-cell table:style-name="ce16"/>
          <table:table-cell office:value-type="float" office:value="40">
            <text:p>40</text:p>
          </table:table-cell>
          <table:table-cell table:style-name="ce25" table:formula="of:=AVERAGE(3597;4336;3634)" office:value-type="float" office:value="3855.66666666667">
            <text:p>3855,67</text:p>
          </table:table-cell>
          <table:table-cell table:number-columns-repeated="3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9">
            <text:p>0,9</text:p>
          </table:table-cell>
          <table:table-cell table:style-name="ce17" office:value-type="string">
            <text:p>1'</text:p>
          </table:table-cell>
          <table:table-cell table:style-name="ce17"/>
          <table:table-cell table:style-name="ce17" office:value-type="float" office:value="40">
            <text:p>40</text:p>
          </table:table-cell>
          <table:table-cell table:style-name="ce26" table:formula="of:=AVERAGE(4810;4640;2617)" office:value-type="float" office:value="4022.33333333333">
            <text:p>4022,33</text:p>
          </table:table-cell>
          <table:table-cell table:number-columns-repeated="3"/>
        </table:table-row>
      </table:table>
      <table:table table:name="r1_6_1" table:style-name="ta1" table:print="false">
        <table:table-column table:style-name="co19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1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20"/>
          <table:table-cell table:style-name="ce13" office:value-type="float" office:value="21131.09">
            <text:p>21131,09</text:p>
          </table:table-cell>
          <table:table-cell table:style-name="ce13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/>
          <table:table-cell>
            <draw:frame table:end-cell-address="r1_6_1.M17" table:end-x="0.97cm" table:end-y="0.217cm" draw:z-index="0" draw:style-name="gr1" svg:width="8.8cm" svg:height="7.69cm" svg:x="0.448cm" svg:y="0.066cm">
              <draw:object draw:notify-on-update-of-ranges="r1_6_1.E3:r1_6_1.E12 r1_6_1.F3:r1_6_1.F1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23215.31">
            <text:p>23215,3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office:value-type="string">
            <text:p>R2</text:p>
          </table:table-cell>
          <table:table-cell office:value-type="float" office:value="23644.9">
            <text:p>23644,9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23240.06">
            <text:p>23240,06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23172.04">
            <text:p>23172,04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23703.75">
            <text:p>23703,75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23181.42">
            <text:p>23181,4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23289.63">
            <text:p>23289,63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23011.03">
            <text:p>23011,03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23391.73">
            <text:p>23391,73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23501.62">
            <text:p>23501,6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23335.149">
            <text:p>23335,15</text:p>
          </table:table-cell>
          <table:table-cell table:formula="of:=AVERAGE([.G3:.G12])" office:value-type="float" office:value="59">
            <text:p>59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2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210.592484027802">
            <text:p>210,59</text:p>
          </table:table-cell>
          <table:table-cell table:formula="of:=STDEVP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3" table:formula="of:=[.F16]/[.F14]" office:value-type="percentage" office:value="0.00902468992281995">
            <text:p>0,902%</text:p>
          </table:table-cell>
          <table:table-cell table:style-name="ce23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6" table:number-rows-spanned="1">
            <text:p>RARV sin LS</text:p>
          </table:table-cell>
          <table:covered-table-cell table:number-columns-repeated="3"/>
          <table:covered-table-cell table:style-name="Default"/>
          <table:covered-table-cell/>
          <table:table-cell>
            <draw:frame table:end-cell-address="r1_6_1.M34" table:end-x="1.632cm" table:end-y="0.474cm" draw:z-index="1" draw:style-name="gr1" svg:width="12.659cm" svg:height="7.514cm" svg:x="1.219cm" svg:y="0.08cm">
              <draw:object draw:notify-on-update-of-ranges="r1_6_1.B22:r1_6_1.B30 r1_6_1.F21:r1_6_1.F21 r1_6_1.F22:r1_6_1.F3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number-columns-repeated="3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0.1">
            <text:p>0,1</text:p>
          </table:table-cell>
          <table:table-cell table:style-name="ce15" office:value-type="string">
            <text:p>1'</text:p>
          </table:table-cell>
          <table:table-cell table:style-name="ce15" table:number-columns-repeated="2"/>
          <table:table-cell table:style-name="ce24"/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2">
            <text:p>0,2</text:p>
          </table:table-cell>
          <table:table-cell table:style-name="ce16" office:value-type="string">
            <text:p>1'</text:p>
          </table:table-cell>
          <table:table-cell table:style-name="ce16" table:number-columns-repeated="2"/>
          <table:table-cell table:style-name="ce25"/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3">
            <text:p>0,3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59">
            <text:p>59</text:p>
          </table:table-cell>
          <table:table-cell table:style-name="ce25" table:formula="of:=AVERAGE(114047)" office:value-type="float" office:value="114047">
            <text:p>11404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59">
            <text:p>59</text:p>
          </table:table-cell>
          <table:table-cell table:style-name="ce25" table:formula="of:=AVERAGE(52599;79119;104252)" office:value-type="float" office:value="78656.6666666667">
            <text:p>78656,67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59">
            <text:p>59</text:p>
          </table:table-cell>
          <table:table-cell table:style-name="ce25" table:formula="of:=AVERAGE(39937;29389;67483)" office:value-type="float" office:value="45603">
            <text:p>4560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59">
            <text:p>59</text:p>
          </table:table-cell>
          <table:table-cell table:style-name="ce25" table:formula="of:=AVERAGE(23638;16424;24142)" office:value-type="float" office:value="21401.3333333333">
            <text:p>21401,3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7">
            <text:p>0,7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59">
            <text:p>59</text:p>
          </table:table-cell>
          <table:table-cell table:style-name="ce25" table:formula="of:=AVERAGE(31223;40302;10778)" office:value-type="float" office:value="27434.3333333333">
            <text:p>27434,33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8">
            <text:p>0,8</text:p>
          </table:table-cell>
          <table:table-cell table:style-name="ce16" office:value-type="string">
            <text:p>1'</text:p>
          </table:table-cell>
          <table:table-cell table:style-name="ce16"/>
          <table:table-cell table:style-name="ce16" office:value-type="float" office:value="59">
            <text:p>59</text:p>
          </table:table-cell>
          <table:table-cell table:style-name="ce25" table:formula="of:=AVERAGE(21865;7183;8419)" office:value-type="float" office:value="12489">
            <text:p>12489</text:p>
          </table:table-cell>
          <table:table-cell table:number-columns-repeated="3"/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9">
            <text:p>0,9</text:p>
          </table:table-cell>
          <table:table-cell table:style-name="ce17" office:value-type="string">
            <text:p>1'</text:p>
          </table:table-cell>
          <table:table-cell table:style-name="ce17"/>
          <table:table-cell table:style-name="ce17" office:value-type="float" office:value="59">
            <text:p>59</text:p>
          </table:table-cell>
          <table:table-cell table:style-name="ce26" table:formula="of:=AVERAGE(8881;7951;11824)" office:value-type="float" office:value="9552">
            <text:p>9552</text:p>
          </table:table-cell>
          <table:table-cell table:number-columns-repeated="3"/>
        </table:table-row>
      </table:table>
      <table:table table:name="r1_10_1" table:style-name="ta1" table:print="false">
        <table:table-column table:style-name="co19" table:default-cell-style-name="Default"/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5" table:default-cell-style-name="ce21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5" table:number-rows-spanned="1">
            <text:p>best known</text:p>
          </table:table-cell>
          <table:covered-table-cell table:style-name="ce13"/>
          <table:covered-table-cell table:style-name="ce13"/>
          <table:covered-table-cell table:style-name="ce13"/>
          <table:covered-table-cell table:style-name="ce20"/>
          <table:table-cell table:style-name="ce13" office:value-type="float" office:value="53904.23">
            <text:p>53904,23</text:p>
          </table:table-cell>
          <table:table-cell table:style-name="ce13" office:value-type="float" office:value="100">
            <text:p>100</text:p>
          </table:table-cell>
          <table:table-cell office:value-type="string">
            <text:p>no hace LS</text:p>
          </table:table-cell>
          <table:table-cell/>
        </table:table-row>
        <table:table-row table:style-name="ro1">
          <table:table-cell table:style-name="ce2" office:value-type="string" table:number-columns-spanned="4" table:number-rows-spanned="1">
            <text:p>repetibilidad</text:p>
          </table:table-cell>
          <table:covered-table-cell table:style-name="ce4"/>
          <table:covered-table-cell table:style-name="ce4"/>
          <table:covered-table-cell table:style-name="ce4"/>
          <table:table-cell table:style-name="Default"/>
          <table:table-cell table:style-name="ce4" office:value-type="string">
            <text:p>L</text:p>
          </table:table-cell>
          <table:table-cell table:style-name="ce4" office:value-type="string">
            <text:p>V</text:p>
          </table:table-cell>
          <table:table-cell>
            <draw:frame table:end-cell-address="r1_10_1.L18" table:end-x="2.09cm" table:end-y="0.064cm" draw:z-index="0" draw:style-name="gr1" svg:width="9.723cm" svg:height="7.983cm" svg:x="0.852cm" svg:y="0.122cm">
              <draw:object draw:notify-on-update-of-ranges="r1_10_1.E3:r1_10_1.E12 r1_10_1.F3:r1_10_1.F12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</text:p>
          </table:table-cell>
          <table:table-cell table:style-name="ce3" office:value-type="string">
            <text:p>πv</text:p>
          </table:table-cell>
          <table:table-cell table:style-name="ce3" office:value-type="string">
            <text:p>t</text:p>
          </table:table-cell>
          <table:table-cell office:value-type="string">
            <text:p>R1</text:p>
          </table:table-cell>
          <table:table-cell office:value-type="float" office:value="67803.4">
            <text:p>67803,4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.5</text:p>
          </table:table-cell>
          <table:table-cell table:style-name="ce4" office:value-type="string">
            <text:p>2'</text:p>
          </table:table-cell>
          <table:table-cell office:value-type="string">
            <text:p>R2</text:p>
          </table:table-cell>
          <table:table-cell office:value-type="float" office:value="69613.5">
            <text:p>69613,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3</text:p>
          </table:table-cell>
          <table:table-cell office:value-type="float" office:value="69406.7">
            <text:p>69406,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4</text:p>
          </table:table-cell>
          <table:table-cell office:value-type="float" office:value="68575.83">
            <text:p>68575,83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5</text:p>
          </table:table-cell>
          <table:table-cell office:value-type="float" office:value="69788.47">
            <text:p>69788,4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6</text:p>
          </table:table-cell>
          <table:table-cell office:value-type="float" office:value="71072.51">
            <text:p>71072,5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7</text:p>
          </table:table-cell>
          <table:table-cell office:value-type="float" office:value="69888.52">
            <text:p>69888,52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8</text:p>
          </table:table-cell>
          <table:table-cell office:value-type="float" office:value="68675.7">
            <text:p>68675,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9</text:p>
          </table:table-cell>
          <table:table-cell office:value-type="float" office:value="68275.06">
            <text:p>68275,06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10</text:p>
          </table:table-cell>
          <table:table-cell office:value-type="float" office:value="69264.48">
            <text:p>69264,48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" office:value-type="string" table:number-columns-spanned="2" table:number-rows-spanned="1">
            <text:p>promedio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AVERAGE([.F3:.F12])" office:value-type="float" office:value="69236.417">
            <text:p>69236,42</text:p>
          </table:table-cell>
          <table:table-cell table:formula="of:=AVERAGE([.G3:.G12])"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2" office:value-type="string" table:number-columns-spanned="2" table:number-rows-spanned="1">
            <text:p>desvio std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formula="of:=STDEVP([.F3:.F12])" office:value-type="float" office:value="894.524315231845">
            <text:p>894,52</text:p>
          </table:table-cell>
          <table:table-cell table:formula="of:=STDEV([.G3:.G12]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style-name="ce23" table:formula="of:=[.F16]/[.F14]" office:value-type="percentage" office:value="0.012919852788336">
            <text:p>1,292%</text:p>
          </table:table-cell>
          <table:table-cell table:style-name="ce23" table:formula="of:=[.G16]/[.G14]" office:value-type="percentage" office:value="0">
            <text:p>0,000%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5" office:value-type="string" table:number-columns-spanned="9" table:number-rows-spanned="1">
            <text:p>RARV² sin LS</text:p>
          </table:table-cell>
          <table:covered-table-cell table:number-columns-repeated="3"/>
          <table:covered-table-cell table:style-name="Default"/>
          <table:covered-table-cell table:number-columns-repeated="4"/>
        </table:table-row>
        <table:table-row table:style-name="ro1">
          <table:table-cell table:style-name="ce3" office:value-type="string">
            <text:p>δ</text:p>
          </table:table-cell>
          <table:table-cell table:style-name="ce3" office:value-type="string">
            <text:p>πv</text:p>
          </table:table-cell>
          <table:table-cell table:style-name="ce4" table:number-columns-repeated="2"/>
          <table:table-cell table:style-name="ce3" office:value-type="string">
            <text:p>V</text:p>
          </table:table-cell>
          <table:table-cell table:style-name="ce3" office:value-type="string">
            <text:p>tMV</text:p>
          </table:table-cell>
          <table:table-cell table:style-name="ce3" office:value-type="string">
            <text:p>PR</text:p>
          </table:table-cell>
          <table:table-cell table:style-name="ce3" office:value-type="string">
            <text:p>PR</text:p>
          </table:table-cell>
          <table:table-cell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14" office:value-type="string">
            <text:p>_</text:p>
          </table:table-cell>
          <table:table-cell table:style-name="ce14" office:value-type="string">
            <text:p>2'</text:p>
          </table:table-cell>
          <table:table-cell table:style-name="ce14"/>
          <table:table-cell table:style-name="ce14" office:value-type="float" office:value="103">
            <text:p>103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75.09">
            <text:p>175,09</text:p>
          </table:table-cell>
          <table:table-cell table:style-name="ce27" office:value-type="float" office:value="175.89">
            <text:p>175,89</text:p>
          </table:table-cell>
          <table:table-cell/>
        </table:table-row>
        <table:table-row table:style-name="ro1">
          <table:table-cell table:style-name="ce34" office:value-type="float" office:value="1">
            <text:p>1</text:p>
          </table:table-cell>
          <table:table-cell table:style-name="ce35" office:value-type="float" office:value="0.05">
            <text:p>0,05</text:p>
          </table:table-cell>
          <table:table-cell table:style-name="ce35" office:value-type="string">
            <text:p>2'</text:p>
          </table:table-cell>
          <table:table-cell table:style-name="ce35"/>
          <table:table-cell table:style-name="ce35" office:value-type="float" office:value="100">
            <text:p>100</text:p>
          </table:table-cell>
          <table:table-cell table:style-name="ce35" office:value-type="float" office:value="3253">
            <text:p>3253</text:p>
          </table:table-cell>
          <table:table-cell table:style-name="ce35" office:value-type="float" office:value="59.71">
            <text:p>59,71</text:p>
          </table:table-cell>
          <table:table-cell table:style-name="ce36" office:value-type="float" office:value="61.57">
            <text:p>61,57</text:p>
          </table:table-cell>
          <table:table-cell table:formula="of:=AVERAGE([.G22];[.H22])" office:value-type="float" office:value="60.64">
            <text:p>60,64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1">
            <text:p>0,1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0">
            <text:p>100</text:p>
          </table:table-cell>
          <table:table-cell table:style-name="ce16" office:value-type="float" office:value="11405">
            <text:p>11405</text:p>
          </table:table-cell>
          <table:table-cell table:style-name="ce16" office:value-type="float" office:value="111.1">
            <text:p>111,1</text:p>
          </table:table-cell>
          <table:table-cell table:style-name="ce25"/>
          <table:table-cell table:formula="of:=AVERAGE([.G23];[.H23])" office:value-type="float" office:value="111.1">
            <text:p>111,1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2">
            <text:p>0,2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0">
            <text:p>100</text:p>
          </table:table-cell>
          <table:table-cell table:style-name="ce16" office:value-type="float" office:value="9884">
            <text:p>9884</text:p>
          </table:table-cell>
          <table:table-cell table:style-name="ce16" office:value-type="float" office:value="206.52">
            <text:p>206,52</text:p>
          </table:table-cell>
          <table:table-cell table:style-name="ce25"/>
          <table:table-cell table:formula="of:=AVERAGE([.G24];[.H24])" office:value-type="float" office:value="206.52">
            <text:p>206,52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3">
            <text:p>0,3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0">
            <text:p>100</text:p>
          </table:table-cell>
          <table:table-cell table:style-name="ce16" office:value-type="float" office:value="33719">
            <text:p>33719</text:p>
          </table:table-cell>
          <table:table-cell table:style-name="ce16" office:value-type="float" office:value="311.875">
            <text:p>311,88</text:p>
          </table:table-cell>
          <table:table-cell table:style-name="ce25" office:value-type="float" office:value="307.25">
            <text:p>307,25</text:p>
          </table:table-cell>
          <table:table-cell table:formula="of:=AVERAGE([.G25];[.H25])" office:value-type="float" office:value="309.5625">
            <text:p>309,56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4">
            <text:p>0,4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0">
            <text:p>100</text:p>
          </table:table-cell>
          <table:table-cell table:style-name="ce16" office:value-type="float" office:value="37360">
            <text:p>37360</text:p>
          </table:table-cell>
          <table:table-cell table:style-name="ce16" office:value-type="float" office:value="407.3">
            <text:p>407,3</text:p>
          </table:table-cell>
          <table:table-cell table:style-name="ce25" office:value-type="float" office:value="412.2">
            <text:p>412,2</text:p>
          </table:table-cell>
          <table:table-cell table:formula="of:=AVERAGE([.G26];[.H26])" office:value-type="float" office:value="409.75">
            <text:p>409,75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5">
            <text:p>0,5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4" office:value-type="float" office:value="100">
            <text:p>100</text:p>
          </table:table-cell>
          <table:table-cell table:style-name="ce4" office:value-type="float" office:value="39605">
            <text:p>39605</text:p>
          </table:table-cell>
          <table:table-cell table:style-name="ce16" office:value-type="float" office:value="517">
            <text:p>517</text:p>
          </table:table-cell>
          <table:table-cell table:style-name="ce25" office:value-type="float" office:value="513.71">
            <text:p>513,71</text:p>
          </table:table-cell>
          <table:table-cell table:formula="of:=AVERAGE([.G27];[.H27])" office:value-type="float" office:value="515.355">
            <text:p>515,36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6">
            <text:p>0,6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1">
            <text:p>101</text:p>
          </table:table-cell>
          <table:table-cell table:style-name="ce16" office:value-type="float" office:value="57909">
            <text:p>57909</text:p>
          </table:table-cell>
          <table:table-cell table:style-name="ce16"/>
          <table:table-cell table:style-name="ce25"/>
          <table:table-cell table:formula="of:=AVERAGE([.G28];[.H28])" office:value-type="float" office:value="0">
            <text:p>#DIV/0!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7">
            <text:p>0,7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1">
            <text:p>101</text:p>
          </table:table-cell>
          <table:table-cell table:style-name="ce16" office:value-type="float" office:value="57661">
            <text:p>57661</text:p>
          </table:table-cell>
          <table:table-cell table:style-name="ce16" office:value-type="float" office:value="716.25">
            <text:p>716,25</text:p>
          </table:table-cell>
          <table:table-cell table:style-name="ce25" office:value-type="float" office:value="696">
            <text:p>696</text:p>
          </table:table-cell>
          <table:table-cell table:formula="of:=AVERAGE([.G29];[.H29])" office:value-type="float" office:value="706.125">
            <text:p>706,13</text:p>
          </table:table-cell>
        </table:table-row>
        <table:table-row table:style-name="ro1">
          <table:table-cell table:style-name="ce8" office:value-type="float" office:value="1">
            <text:p>1</text:p>
          </table:table-cell>
          <table:table-cell table:style-name="ce16" office:value-type="float" office:value="0.8">
            <text:p>0,8</text:p>
          </table:table-cell>
          <table:table-cell table:style-name="ce16" office:value-type="string">
            <text:p>2'</text:p>
          </table:table-cell>
          <table:table-cell table:style-name="ce16"/>
          <table:table-cell table:style-name="ce16" office:value-type="float" office:value="101">
            <text:p>101</text:p>
          </table:table-cell>
          <table:table-cell table:style-name="ce16" office:value-type="float" office:value="103251">
            <text:p>103251</text:p>
          </table:table-cell>
          <table:table-cell table:style-name="ce16" office:value-type="float" office:value="797.75">
            <text:p>797,75</text:p>
          </table:table-cell>
          <table:table-cell table:style-name="ce25" office:value-type="float" office:value="795.25">
            <text:p>795,25</text:p>
          </table:table-cell>
          <table:table-cell table:formula="of:=AVERAGE([.G30];[.H30])" office:value-type="float" office:value="796.5">
            <text:p>796,5</text:p>
          </table:table-cell>
        </table:table-row>
        <table:table-row table:style-name="ro1">
          <table:table-cell table:style-name="ce9" office:value-type="float" office:value="1">
            <text:p>1</text:p>
          </table:table-cell>
          <table:table-cell table:style-name="ce17" office:value-type="float" office:value="0.9">
            <text:p>0,9</text:p>
          </table:table-cell>
          <table:table-cell table:style-name="ce17" office:value-type="string">
            <text:p>2'</text:p>
          </table:table-cell>
          <table:table-cell table:style-name="ce17"/>
          <table:table-cell table:style-name="ce17" office:value-type="float" office:value="101">
            <text:p>101</text:p>
          </table:table-cell>
          <table:table-cell table:style-name="ce17" office:value-type="float" office:value="96846">
            <text:p>96846</text:p>
          </table:table-cell>
          <table:table-cell table:style-name="ce17" office:value-type="float" office:value="866">
            <text:p>866</text:p>
          </table:table-cell>
          <table:table-cell table:style-name="ce26"/>
          <table:table-cell table:formula="of:=AVERAGE([.G31];[.H31])" office:value-type="float" office:value="866">
            <text:p>8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7">17/02/2010</text:date>, <text:time>14:0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11:45:59</meta:creation-date>
    <dc:date>2010-02-17T14:05:42</dc:date>
    <dc:creator>Andrés Quijano</dc:creator>
    <meta:editing-duration>PT62H40M15S</meta:editing-duration>
    <meta:editing-cycles>497</meta:editing-cycles>
    <meta:generator>OpenOffice.org/3.1$Linux OpenOffice.org_project/310m19$Build-9420</meta:generator>
    <meta:document-statistic meta:table-count="6" meta:cell-count="94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2.325cm" svg:height="8.282cm" chart:class="chart:radar" chart:style-name="ch1">
        <chart:plot-area chart:style-name="ch2" table:cell-range-address="r104.E3:r104.F12" chart:data-source-has-labels="column" svg:x="0.246cm" svg:y="0.165cm" svg:width="11.833cm" svg:height="7.952cm">
          <chart:axis chart:dimension="x" chart:name="primary-x" chart:style-name="ch3">
            <chart:categories table:cell-range-address="r104.E3:r104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04.F3:r104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04.E3:r104.E12">R1</text:p>
              </table:table-cell>
              <table:table-cell office:value-type="float" office:value="1015.37">
                <text:p text:id="r104.F3:r104.F12">1015.37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986.9">
                <text:p>986.9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988.92">
                <text:p>988.92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985.11">
                <text:p>985.11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02.81">
                <text:p>1002.8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991.19">
                <text:p>991.19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02.07">
                <text:p>1002.0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988.28">
                <text:p>988.28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988.28">
                <text:p>988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2.66cm" svg:height="7.515cm" chart:class="chart:line" chart:style-name="ch1">
        <chart:plot-area chart:style-name="ch2" table:cell-range-address="r1_6_1.B22:r1_6_1.B30 r1_6_1.F21:r1_6_1.F30" chart:data-source-has-labels="both" svg:x="0.253cm" svg:y="0.15cm" svg:width="12.154cm" svg:height="7.215cm">
          <chart:axis chart:dimension="x" chart:name="primary-x" chart:style-name="ch3">
            <chart:categories table:cell-range-address="r1_6_1.B22:r1_6_1.B3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22:r1_6_1.F30" chart:label-cell-address="r1_6_1.F21:r1_6_1.F21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6_1.F21:r1_6_1.F21">tMV</text:p>
              </table:table-cell>
            </table:table-row>
          </table:table-header-rows>
          <table:table-rows>
            <table:table-row>
              <table:table-cell office:value-type="string">
                <text:p text:id="r1_6_1.B22:r1_6_1.B30">0,1</text:p>
              </table:table-cell>
              <table:table-cell office:value-type="float" office:value="1.#NAN">
                <text:p text:id="r1_6_1.F22:r1_6_1.F30">1.#NAN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14047">
                <text:p>11404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78656.6666666667">
                <text:p>78656.666666666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45603">
                <text:p>45603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1401.3333333333">
                <text:p>21401.3333333333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7434.3333333333">
                <text:p>27434.3333333333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2489">
                <text:p>12489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9552">
                <text:p>955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14.549cm" svg:height="7.635cm" chart:class="chart:line" chart:style-name="ch1">
        <chart:plot-area chart:style-name="ch2" table:cell-range-address="r1_4_1.B36:r1_4_1.B44 r1_4_1.F36:r1_4_1.F44" chart:data-source-has-labels="column" svg:x="0.29cm" svg:y="0.152cm" svg:width="13.969cm" svg:height="7.331cm">
          <chart:axis chart:dimension="x" chart:name="primary-x" chart:style-name="ch3">
            <chart:categories table:cell-range-address="r1_4_1.B36:r1_4_1.B44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36:r1_4_1.F44" chart:class="chart:line"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B36:r1_4_1.B44">0,1</text:p>
              </table:table-cell>
              <table:table-cell office:value-type="float" office:value="36964">
                <text:p text:id="r1_4_1.F36:r1_4_1.F44">36964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25600">
                <text:p>25600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5485.6666666667">
                <text:p>15485.666666666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3046">
                <text:p>13046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5855.66666666667">
                <text:p>5855.66666666667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4821.66666666667">
                <text:p>4821.66666666667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4745.33333333333">
                <text:p>4745.33333333333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3855.66666666667">
                <text:p>3855.66666666667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4022.33333333333">
                <text:p>4022.3333333333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9.724cm" svg:height="7.984cm" chart:class="chart:radar" chart:style-name="ch1">
        <chart:plot-area chart:style-name="ch2" table:cell-range-address="r1_10_1.E3:r1_10_1.F12" chart:data-source-has-labels="column" svg:x="0.194cm" svg:y="0.159cm" svg:width="9.336cm" svg:height="7.666cm">
          <chart:axis chart:dimension="x" chart:name="primary-x" chart:style-name="ch3">
            <chart:categories table:cell-range-address="r1_10_1.E3:r1_10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10_1.F3:r1_10_1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10_1.E3:r1_10_1.E12">R1</text:p>
              </table:table-cell>
              <table:table-cell office:value-type="float" office:value="67803.4">
                <text:p text:id="r1_10_1.F3:r1_10_1.F12">67803.4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69613.5">
                <text:p>69613.5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69406.7">
                <text:p>69406.7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68575.83">
                <text:p>68575.8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69788.47">
                <text:p>69788.4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71072.51">
                <text:p>71072.5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69888.52">
                <text:p>69888.5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68675.7">
                <text:p>68675.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68275.06">
                <text:p>68275.06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69264.48">
                <text:p>69264.4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151cm" svg:height="7.199cm" chart:class="chart:radar" chart:style-name="ch1">
        <chart:plot-area chart:style-name="ch2" table:cell-range-address="rc105.E3:rc105.F12" chart:data-source-has-labels="column" svg:x="0.203cm" svg:y="0.143cm" svg:width="9.745cm" svg:height="6.913cm">
          <chart:axis chart:dimension="x" chart:name="primary-x" chart:style-name="ch3">
            <chart:categories table:cell-range-address="rc105.E3:rc105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c105.F3:rc105.F12" chart:class="chart:radar">
            <chart:data-point chart:repeated="5"/>
            <chart:data-point chart:style-name="ch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c105.E3:rc105.E12">R1</text:p>
              </table:table-cell>
              <table:table-cell office:value-type="float" office:value="1542.26">
                <text:p text:id="rc105.F3:rc105.F12">1542.26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542.26">
                <text:p>1542.26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544.09">
                <text:p>1544.0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562.06">
                <text:p>1562.0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549.13">
                <text:p>1549.13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552.05">
                <text:p>1552.05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562.06">
                <text:p>1562.06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574.93">
                <text:p>1574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068cm" svg:height="7cm" chart:class="chart:line" chart:style-name="ch1">
        <chart:plot-area chart:style-name="ch2" table:cell-range-address="r104.B23:r104.B31 r104.B21:r104.B21 r104.F23:r104.F31 r104.F21:r104.F21 r104.I23:r104.I31" chart:data-source-has-labels="both" svg:x="0.241cm" svg:y="0.14cm" svg:width="11.586cm" svg:height="6.72cm">
          <chart:axis chart:dimension="x" chart:name="primary-x" chart:style-name="ch3">
            <chart:categories table:cell-range-address="r104.B23:r104.B31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04.F23:r104.F31" chart:label-cell-address="r104.B21:r104.B21" chart:class="chart:line">
            <chart:data-point chart:repeated="9"/>
          </chart:series>
          <chart:series chart:attached-axis="secondary-y" chart:style-name="ch7" chart:values-cell-range-address="r104.I23:r104.I31" chart:label-cell-address="r104.F21:r104.F2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04.B21:r104.B21">πv</text:p>
              </table:table-cell>
              <table:table-cell office:value-type="string">
                <text:p text:id="r104.F21:r104.F21">tMV</text:p>
              </table:table-cell>
            </table:table-row>
          </table:table-header-rows>
          <table:table-rows>
            <table:table-row>
              <table:table-cell office:value-type="string">
                <text:p text:id="r104.B23:r104.B31">0,1</text:p>
              </table:table-cell>
              <table:table-cell office:value-type="float" office:value="8215">
                <text:p text:id="r104.F23:r104.F31">8215</text:p>
              </table:table-cell>
              <table:table-cell office:value-type="float" office:value="87.61">
                <text:p text:id="r104.I23:r104.I31">87.61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4902">
                <text:p>4902</text:p>
              </table:table-cell>
              <table:table-cell office:value-type="float" office:value="80.975">
                <text:p>80.975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5838">
                <text:p>5838</text:p>
              </table:table-cell>
              <table:table-cell office:value-type="float" office:value="72.74">
                <text:p>72.74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2343">
                <text:p>2343</text:p>
              </table:table-cell>
              <table:table-cell office:value-type="float" office:value="63.98">
                <text:p>63.98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2777">
                <text:p>2777</text:p>
              </table:table-cell>
              <table:table-cell office:value-type="float" office:value="55.03">
                <text:p>55.03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399">
                <text:p>2399</text:p>
              </table:table-cell>
              <table:table-cell office:value-type="float" office:value="45.985">
                <text:p>45.985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362">
                <text:p>2362</text:p>
              </table:table-cell>
              <table:table-cell office:value-type="float" office:value="37.045">
                <text:p>37.04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2193">
                <text:p>2193</text:p>
              </table:table-cell>
              <table:table-cell office:value-type="float" office:value="27.985">
                <text:p>27.98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2199">
                <text:p>2199</text:p>
              </table:table-cell>
              <table:table-cell office:value-type="float" office:value="18.96">
                <text:p>18.9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8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219cm" svg:height="7cm" chart:class="chart:line" chart:style-name="ch1">
        <chart:plot-area chart:style-name="ch2" table:cell-range-address="rc105.B22:rc105.B30 rc105.F20:rc105.F20 rc105.F22:rc105.F30 rc105.H20:rc105.H20 rc105.I22:rc105.I30" chart:data-source-has-labels="both" svg:x="0.244cm" svg:y="0.14cm" svg:width="11.731cm" svg:height="6.72cm">
          <chart:axis chart:dimension="x" chart:name="primary-x" chart:style-name="ch3">
            <chart:categories table:cell-range-address="rc105.B22:rc105.B30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rc105.F22:rc105.F30" chart:label-cell-address="rc105.F20:rc105.F20" chart:class="chart:line">
            <chart:data-point chart:repeated="9"/>
          </chart:series>
          <chart:series chart:attached-axis="secondary-y" chart:style-name="ch8" chart:values-cell-range-address="rc105.I22:rc105.I30" chart:label-cell-address="rc105.H20:rc105.H20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c105.F20:rc105.F20">tMV</text:p>
              </table:table-cell>
              <table:table-cell office:value-type="string">
                <text:p text:id="rc105.H20:rc105.H20">PR</text:p>
              </table:table-cell>
            </table:table-row>
          </table:table-header-rows>
          <table:table-rows>
            <table:table-row>
              <table:table-cell office:value-type="string">
                <text:p text:id="rc105.B22:rc105.B30">0,1</text:p>
              </table:table-cell>
              <table:table-cell office:value-type="float" office:value="3528">
                <text:p text:id="rc105.F22:rc105.F30">3528</text:p>
              </table:table-cell>
              <table:table-cell office:value-type="float" office:value="84.425">
                <text:p text:id="rc105.I22:rc105.I30">84.42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3119">
                <text:p>3119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3534">
                <text:p>3534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4114">
                <text:p>4114</text:p>
              </table:table-cell>
              <table:table-cell office:value-type="float" office:value="62.215">
                <text:p>62.215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666">
                <text:p>3666</text:p>
              </table:table-cell>
              <table:table-cell office:value-type="float" office:value="53.455">
                <text:p>53.45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7077">
                <text:p>7077</text:p>
              </table:table-cell>
              <table:table-cell office:value-type="float" office:value="44.255">
                <text:p>44.255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6642">
                <text:p>6642</text:p>
              </table:table-cell>
              <table:table-cell office:value-type="float" office:value="34.945">
                <text:p>34.94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4453">
                <text:p>4453</text:p>
              </table:table-cell>
              <table:table-cell office:value-type="float" office:value="25.66">
                <text:p>25.66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12569">
                <text:p>112569</text:p>
              </table:table-cell>
              <table:table-cell office:value-type="float" office:value="16.07">
                <text:p>16.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7.113cm" svg:height="7cm" chart:class="chart:radar" chart:style-name="ch1">
        <chart:plot-area chart:style-name="ch2" table:cell-range-address="r1_2_2.E3:r1_2_2.F12" chart:data-source-has-labels="column" svg:x="0.142cm" svg:y="0.14cm" svg:width="6.829cm" svg:height="6.72cm">
          <chart:axis chart:dimension="x" chart:name="primary-x" chart:style-name="ch3">
            <chart:categories table:cell-range-address="r1_2_2.E3:r1_2_2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2_2.F3:r1_2_2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2_2.E3:r1_2_2.E12">R1</text:p>
              </table:table-cell>
              <table:table-cell office:value-type="float" office:value="4397.78">
                <text:p text:id="r1_2_2.F3:r1_2_2.F12">4397.78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499.49">
                <text:p>4499.49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575.01">
                <text:p>4575.0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503.24">
                <text:p>4503.24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419.37">
                <text:p>4419.3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430.87">
                <text:p>4430.87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401.48">
                <text:p>4401.4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4421.06">
                <text:p>4421.06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4495.21">
                <text:p>4495.21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4538.08">
                <text:p>4538.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E3:r1_4_1.F12" chart:data-source-has-labels="column" svg:x="0.16cm" svg:y="0.14cm" svg:width="7.68cm" svg:height="6.72cm">
          <chart:axis chart:dimension="x" chart:name="primary-x" chart:style-name="ch3">
            <chart:categories table:cell-range-address="r1_4_1.E3:r1_4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3:r1_4_1.F12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E3:r1_4_1.E12">R1</text:p>
              </table:table-cell>
              <table:table-cell office:value-type="float" office:value="11073">
                <text:p text:id="r1_4_1.F3:r1_4_1.F12">11073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1024">
                <text:p>1102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0943">
                <text:p>10943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0970">
                <text:p>10970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0996">
                <text:p>1099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1064">
                <text:p>11064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932">
                <text:p>10932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1112">
                <text:p>11112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1079">
                <text:p>11079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1116">
                <text:p>111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.801cm" svg:height="7.691cm" chart:class="chart:radar" chart:style-name="ch1">
        <chart:plot-area chart:style-name="ch2" table:cell-range-address="r1_6_1.E3:r1_6_1.F12" chart:data-source-has-labels="column" svg:x="0.176cm" svg:y="0.153cm" svg:width="8.449cm" svg:height="7.385cm">
          <chart:axis chart:dimension="x" chart:name="primary-x" chart:style-name="ch3">
            <chart:categories table:cell-range-address="r1_6_1.E3:r1_6_1.E1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3:r1_6_1.F12" chart:class="chart:radar">
            <chart:data-point chart:style-name="ch6"/>
            <chart:data-point chart:repeated="2"/>
            <chart:data-point chart:style-name="ch6"/>
            <chart:data-point/>
            <chart:data-point chart:style-name="ch6"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6_1.E3:r1_6_1.E12">R1</text:p>
              </table:table-cell>
              <table:table-cell office:value-type="float" office:value="23215.31">
                <text:p text:id="r1_6_1.F3:r1_6_1.F12">23215.31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23644.9">
                <text:p>23644.9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23240.06">
                <text:p>23240.06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23172.04">
                <text:p>23172.04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23703.75">
                <text:p>23703.75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23181.42">
                <text:p>23181.4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23289.63">
                <text:p>23289.63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23011.03">
                <text:p>23011.03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23391.73">
                <text:p>23391.73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23501.62">
                <text:p>23501.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991cm" svg:height="6.742cm" chart:class="chart:line" chart:style-name="ch1">
        <chart:plot-area chart:style-name="ch2" table:cell-range-address="r1_2_2.B22:r1_2_2.B30 r1_2_2.F20:r1_2_2.G20 r1_2_2.F22:r1_2_2.F30 r1_2_2.I22:r1_2_2.I30" chart:data-source-has-labels="both" svg:x="0.219cm" svg:y="0.134cm" svg:width="10.553cm" svg:height="6.474cm">
          <chart:axis chart:dimension="x" chart:name="primary-x" chart:style-name="ch3">
            <chart:categories table:cell-range-address="r1_2_2.B22:r1_2_2.B30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_2_2.F22:r1_2_2.F30" chart:label-cell-address="r1_2_2.F20:r1_2_2.F20" chart:class="chart:line">
            <chart:data-point chart:repeated="9"/>
          </chart:series>
          <chart:series chart:attached-axis="secondary-y" chart:style-name="ch7" chart:values-cell-range-address="r1_2_2.I22:r1_2_2.I30" chart:label-cell-address="r1_2_2.G20:r1_2_2.G20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2_2.F20:r1_2_2.F20">tMV</text:p>
              </table:table-cell>
              <table:table-cell office:value-type="string">
                <text:p text:id="r1_2_2.G20:r1_2_2.G20">PR</text:p>
              </table:table-cell>
            </table:table-row>
          </table:table-header-rows>
          <table:table-rows>
            <table:table-row>
              <table:table-cell office:value-type="string">
                <text:p text:id="r1_2_2.B22:r1_2_2.B30">0,1</text:p>
              </table:table-cell>
              <table:table-cell office:value-type="float" office:value="19306">
                <text:p text:id="r1_2_2.F22:r1_2_2.F30">19306</text:p>
              </table:table-cell>
              <table:table-cell office:value-type="float" office:value="175.12">
                <text:p text:id="r1_2_2.I22:r1_2_2.I30">175.12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18384">
                <text:p>18384</text:p>
              </table:table-cell>
              <table:table-cell office:value-type="float" office:value="160.47">
                <text:p>160.47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15517">
                <text:p>15517</text:p>
              </table:table-cell>
              <table:table-cell office:value-type="float" office:value="143.015">
                <text:p>143.015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18565">
                <text:p>18565</text:p>
              </table:table-cell>
              <table:table-cell office:value-type="float" office:value="124.47">
                <text:p>124.47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13988">
                <text:p>13988</text:p>
              </table:table-cell>
              <table:table-cell office:value-type="float" office:value="105.53">
                <text:p>105.53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13169">
                <text:p>13169</text:p>
              </table:table-cell>
              <table:table-cell office:value-type="float" office:value="86.565">
                <text:p>86.565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12840">
                <text:p>12840</text:p>
              </table:table-cell>
              <table:table-cell office:value-type="float" office:value="67.54">
                <text:p>67.54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13095">
                <text:p>13095</text:p>
              </table:table-cell>
              <table:table-cell office:value-type="float" office:value="48.78">
                <text:p>48.78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3911">
                <text:p>13911</text:p>
              </table:table-cell>
              <table:table-cell office:value-type="float" office:value="28.915">
                <text:p>28.9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144cm" svg:height="6.893cm" chart:class="chart:line" chart:style-name="ch1">
        <chart:plot-area chart:style-name="ch2" table:cell-range-address="r1_4_1.B23:r1_4_1.B31 r1_4_1.F21:r1_4_1.G21 r1_4_1.F23:r1_4_1.F31 r1_4_1.I23:r1_4_1.I31" chart:data-source-has-labels="both" svg:x="0.242cm" svg:y="0.137cm" svg:width="11.66cm" svg:height="6.619cm">
          <chart:axis chart:dimension="x" chart:name="primary-x" chart:style-name="ch3">
            <chart:categories table:cell-range-address="r1_4_1.B23:r1_4_1.B31"/>
          </chart:axis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r1_4_1.F23:r1_4_1.F31" chart:label-cell-address="r1_4_1.F21:r1_4_1.F21" chart:class="chart:line">
            <chart:data-point chart:repeated="9"/>
          </chart:series>
          <chart:series chart:attached-axis="secondary-y" chart:style-name="ch7" chart:values-cell-range-address="r1_4_1.I23:r1_4_1.I31" chart:label-cell-address="r1_4_1.G21:r1_4_1.G2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1_4_1.F21:r1_4_1.F21">tMV</text:p>
              </table:table-cell>
              <table:table-cell office:value-type="string">
                <text:p text:id="r1_4_1.G21:r1_4_1.G21">PR</text:p>
              </table:table-cell>
            </table:table-row>
          </table:table-header-rows>
          <table:table-rows>
            <table:table-row>
              <table:table-cell office:value-type="string">
                <text:p text:id="r1_4_1.B23:r1_4_1.B31">0,1</text:p>
              </table:table-cell>
              <table:table-cell office:value-type="float" office:value="59033">
                <text:p text:id="r1_4_1.F23:r1_4_1.F31">59033</text:p>
              </table:table-cell>
              <table:table-cell office:value-type="float" office:value="348.25">
                <text:p text:id="r1_4_1.I23:r1_4_1.I31">348.25</text:p>
              </table:table-cell>
            </table:table-row>
            <table:table-row>
              <table:table-cell office:value-type="string">
                <text:p>0,2</text:p>
              </table:table-cell>
              <table:table-cell office:value-type="float" office:value="49784">
                <text:p>49784</text:p>
              </table:table-cell>
              <table:table-cell office:value-type="float" office:value="316.305">
                <text:p>316.305</text:p>
              </table:table-cell>
            </table:table-row>
            <table:table-row>
              <table:table-cell office:value-type="string">
                <text:p>0,3</text:p>
              </table:table-cell>
              <table:table-cell office:value-type="float" office:value="48121">
                <text:p>48121</text:p>
              </table:table-cell>
              <table:table-cell office:value-type="float" office:value="280.97">
                <text:p>280.97</text:p>
              </table:table-cell>
            </table:table-row>
            <table:table-row>
              <table:table-cell office:value-type="string">
                <text:p>0,4</text:p>
              </table:table-cell>
              <table:table-cell office:value-type="float" office:value="32795">
                <text:p>32795</text:p>
              </table:table-cell>
              <table:table-cell office:value-type="float" office:value="244.53">
                <text:p>244.53</text:p>
              </table:table-cell>
            </table:table-row>
            <table:table-row>
              <table:table-cell office:value-type="string">
                <text:p>0,5</text:p>
              </table:table-cell>
              <table:table-cell office:value-type="float" office:value="34843">
                <text:p>34843</text:p>
              </table:table-cell>
              <table:table-cell office:value-type="float" office:value="204.585">
                <text:p>204.585</text:p>
              </table:table-cell>
            </table:table-row>
            <table:table-row>
              <table:table-cell office:value-type="string">
                <text:p>0,6</text:p>
              </table:table-cell>
              <table:table-cell office:value-type="float" office:value="25399">
                <text:p>25399</text:p>
              </table:table-cell>
              <table:table-cell office:value-type="float" office:value="166.82">
                <text:p>166.82</text:p>
              </table:table-cell>
            </table:table-row>
            <table:table-row>
              <table:table-cell office:value-type="string">
                <text:p>0,7</text:p>
              </table:table-cell>
              <table:table-cell office:value-type="float" office:value="24011">
                <text:p>24011</text:p>
              </table:table-cell>
              <table:table-cell office:value-type="float" office:value="127.875">
                <text:p>127.875</text:p>
              </table:table-cell>
            </table:table-row>
            <table:table-row>
              <table:table-cell office:value-type="string">
                <text:p>0,8</text:p>
              </table:table-cell>
              <table:table-cell office:value-type="float" office:value="24547">
                <text:p>24547</text:p>
              </table:table-cell>
              <table:table-cell office:value-type="float" office:value="88.485">
                <text:p>88.485</text:p>
              </table:table-cell>
            </table:table-row>
            <table:table-row>
              <table:table-cell office:value-type="string">
                <text:p>0,9</text:p>
              </table:table-cell>
              <table:table-cell office:value-type="float" office:value="19815">
                <text:p>19815</text:p>
              </table:table-cell>
              <table:table-cell office:value-type="float" office:value="48.66">
                <text:p>48.6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